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f0fb3" officeooo:paragraph-rsid="001f0fb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0d50d5" officeooo:paragraph-rsid="000b9700"/>
    </style:style>
    <style:style style:name="P6" style:family="paragraph" style:parent-style-name="Standard">
      <style:paragraph-properties fo:text-align="start" style:justify-single-word="false"/>
      <style:text-properties officeooo:rsid="0010ef08" officeooo:paragraph-rsid="001041f1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f0fb3" officeooo:paragraph-rsid="001f0fb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officeooo:rsid="001bd787" officeooo:paragraph-rsid="001bd787"/>
    </style:style>
    <style:style style:name="P9" style:family="paragraph" style:parent-style-name="Standard">
      <style:paragraph-properties fo:text-align="start" style:justify-single-word="false"/>
      <style:text-properties style:font-name="Liberation Serif1" officeooo:rsid="00247fdd" officeooo:paragraph-rsid="00247fdd"/>
    </style:style>
    <style:style style:name="P10" style:family="paragraph" style:parent-style-name="Standard">
      <style:paragraph-properties fo:text-align="start" style:justify-single-word="false"/>
      <style:text-properties style:font-name="Liberation Serif1" officeooo:rsid="0025c9a4" officeooo:paragraph-rsid="0025c9a4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tyle="italic" officeooo:rsid="0025c9a4" officeooo:paragraph-rsid="0025c9a4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tyle="italic" officeooo:rsid="00230b9a" officeooo:paragraph-rsid="00230b9a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tyle="normal" officeooo:rsid="001f0fb3" officeooo:paragraph-rsid="001bd787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f0fb3" officeooo:paragraph-rsid="001f0fb3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f1681" officeooo:paragraph-rsid="002f1681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305438" officeooo:paragraph-rsid="00305438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322fa7" officeooo:paragraph-rsid="00322fa7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officeooo:rsid="002a4de5" officeooo:paragraph-rsid="002a4de5"/>
    </style:style>
    <style:style style:name="P19" style:family="paragraph" style:parent-style-name="Standard">
      <style:paragraph-properties fo:text-align="start" style:justify-single-word="false"/>
      <style:text-properties officeooo:rsid="002b89c2" officeooo:paragraph-rsid="002b89c2"/>
    </style:style>
    <style:style style:name="P20" style:family="paragraph" style:parent-style-name="Standard">
      <style:paragraph-properties fo:text-align="center" style:justify-single-word="false"/>
      <style:text-properties officeooo:rsid="002b89c2" officeooo:paragraph-rsid="002b89c2"/>
    </style:style>
    <style:style style:name="P21" style:family="paragraph" style:parent-style-name="Standard">
      <style:paragraph-properties fo:text-align="start" style:justify-single-word="false"/>
      <style:text-properties officeooo:rsid="002c480e" officeooo:paragraph-rsid="002c480e"/>
    </style:style>
    <style:style style:name="P22" style:family="paragraph" style:parent-style-name="Standard">
      <style:paragraph-properties fo:text-align="start" style:justify-single-word="false"/>
      <style:text-properties officeooo:rsid="002d335e" officeooo:paragraph-rsid="002d335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27177b"/>
    </style:style>
    <style:style style:name="T3" style:family="text">
      <style:text-properties style:font-name="Liberation Serif1" officeooo:rsid="002c480e"/>
    </style:style>
    <style:style style:name="T4" style:family="text">
      <style:text-properties style:font-name="Liberation Serif1" officeooo:rsid="002d335e"/>
    </style:style>
    <style:style style:name="T5" style:family="text">
      <style:text-properties style:font-name="Liberation Serif1" officeooo:rsid="002d4477"/>
    </style:style>
    <style:style style:name="T6" style:family="text">
      <style:text-properties officeooo:rsid="002274e9"/>
    </style:style>
    <style:style style:name="T7" style:family="text">
      <style:text-properties officeooo:rsid="00322fa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6">2</text:span>:</text:p>
      <text:p text:style-name="P18">Resistance of a Resistor</text:p>
      <text:p text:style-name="P3">Background: </text:p>
      <text:p text:style-name="P2"/>
      <text:p text:style-name="P19"><text:span text:style-name="T1">Resistors are known to follow ohm's law: </text:span></text:p>
      <text:p text:style-name="P20"><text:span text:style-name="T1"><draw:frame draw:style-name="fr1" draw:name="Object1" text:anchor-type="as-char" svg:y="-0.1484in" svg:width="0.5575in" svg:height="0.18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(1)</text:span></text:p>
      <text:p text:style-name="P20"><text:span text:style-name="T3"/></text:p>
      <text:p text:style-name="P22"><text:span text:style-name="T3">I</text:span><text:span text:style-name="T1">n addition, students should already know that volt meters should be connected in Parallel with components, whereas current should be measured in </text:span><text:span text:style-name="T5">s</text:span><text:span text:style-name="T1">eries with components. </text:span></text:p>
      <text:p text:style-name="P20"><text:span text:style-name="T3"/></text:p>
      <text:p text:style-name="P20"><text:span text:style-name="T3"/></text:p>
      <text:p text:style-name="P10"/>
      <text:p text:style-name="P10"/>
      <text:p text:style-name="P11">Objective: </text:p>
      <text:p text:style-name="P21"><text:span text:style-name="T2">I</text:span><text:span text:style-name="T1">n this experiment, students are to use Linearization of Data to </text:span><text:span text:style-name="T4">determine the resistance of a resistor. </text:span></text:p>
      <text:p text:style-name="P9"/>
      <text:p text:style-name="P8"/>
      <text:p text:style-name="P13"/>
      <text:p text:style-name="P13"/>
      <text:p text:style-name="P12">Materials:</text:p>
      <text:p text:style-name="P15">Resistor (it's small with colored bands on it and wires coming out the ends)</text:p>
      <text:p text:style-name="P16">SPARK with Current Voltage Sensor <text:span text:style-name="T7">or Ammeter and Voltmeter</text:span></text:p>
      <text:p text:style-name="P17">Wires</text:p>
      <text:p text:style-name="P17">Power Supply</text:p>
      <text:p text:style-name="P17"/>
      <text:p text:style-name="P7"/>
      <text:p text:style-name="P4">Procedure</text:p>
      <text:p text:style-name="P7"/>
      <text:p text:style-name="P7">The rest of this experiment is determined by the student.</text:p>
      <text:p text:style-name="P7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2-14T11:24:26.210185585</dc:date>
    <meta:editing-duration>PT59M58S</meta:editing-duration>
    <meta:editing-cycles>34</meta:editing-cycles>
    <meta:generator>LibreOffice/4.3.7.2$Linux_X86_64 LibreOffice_project/430$Build-2</meta:generator>
    <meta:print-date>2017-02-14T10:32:52.336328765</meta:print-date>
    <meta:document-statistic meta:table-count="0" meta:image-count="0" meta:object-count="1" meta:page-count="1" meta:paragraph-count="15" meta:word-count="96" meta:character-count="606" meta:non-whitespace-character-count="520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i>I</mi>
      </mrow>
      <mi>R</mi>
    </mrow>
    <annotation encoding="StarMath 5.0">V = I R</annotation>
  </semantics>
</math>
</file>